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useCases" style:family="table">
      <style:table-properties style:width="6.925in" table:align="margins"/>
    </style:style>
    <style:style style:name="useCases.A" style:family="table-column">
      <style:table-column-properties style:column-width="1.7313in" style:rel-column-width="16383*"/>
    </style:style>
    <style:style style:name="useCases.D" style:family="table-column">
      <style:table-column-properties style:column-width="1.7313in" style:rel-column-width="16386*"/>
    </style:style>
    <style:style style:name="useCases.A1" style:family="table-cell">
      <style:table-cell-properties fo:padding="0.0382in" fo:border-left="0.05pt solid #000000" fo:border-right="none" fo:border-top="0.05pt solid #000000" fo:border-bottom="0.05pt solid #000000"/>
    </style:style>
    <style:style style:name="useCases.D1" style:family="table-cell">
      <style:table-cell-properties fo:padding="0.0382in" fo:border="0.05pt solid #000000"/>
    </style:style>
    <style:style style:name="useCases.A2" style:family="table-cell">
      <style:table-cell-properties fo:padding="0.0382in" fo:border-left="0.05pt solid #000000" fo:border-right="none" fo:border-top="none" fo:border-bottom="0.05pt solid #000000"/>
    </style:style>
    <style:style style:name="useCa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c6a7" officeooo:paragraph-rsid="0010c6a7"/>
    </style:style>
    <style:style style:name="P2" style:family="paragraph" style:parent-style-name="Header">
      <style:text-properties officeooo:rsid="0012de47" officeooo:paragraph-rsid="0012de47"/>
    </style:style>
    <style:style style:name="P3" style:family="paragraph" style:parent-style-name="Table_20_Contents">
      <style:text-properties officeooo:rsid="000bdd8f" officeooo:paragraph-rsid="000bdd8f"/>
    </style:style>
    <style:style style:name="P4" style:family="paragraph" style:parent-style-name="Table_20_Contents">
      <style:text-properties officeooo:rsid="000bdd8f" officeooo:paragraph-rsid="000d0c34"/>
    </style:style>
    <style:style style:name="P5" style:family="paragraph" style:parent-style-name="Table_20_Contents">
      <style:text-properties officeooo:rsid="000d0c34" officeooo:paragraph-rsid="000d0c34"/>
    </style:style>
    <style:style style:name="P6" style:family="paragraph" style:parent-style-name="Table_20_Contents">
      <style:text-properties officeooo:rsid="0010c6a7" officeooo:paragraph-rsid="0010c6a7"/>
    </style:style>
    <style:style style:name="P7" style:family="paragraph" style:parent-style-name="Table_20_Contents">
      <style:text-properties fo:font-weight="bold" officeooo:rsid="000bdd8f" officeooo:paragraph-rsid="000bdd8f" style:font-weight-asian="bold" style:font-weight-complex="bold"/>
    </style:style>
    <style:style style:name="P8" style:family="paragraph" style:parent-style-name="Table_20_Contents">
      <style:text-properties fo:font-weight="bold" officeooo:rsid="000d0c34" officeooo:paragraph-rsid="000d0c34" style:font-weight-asian="bold" style:font-weight-complex="bold"/>
    </style:style>
    <style:style style:name="P9" style:family="paragraph" style:parent-style-name="Table_20_Contents">
      <style:text-properties fo:font-weight="bold" officeooo:rsid="001102ff" officeooo:paragraph-rsid="001102ff" style:font-weight-asian="bold" style:font-weight-complex="bold"/>
    </style:style>
    <style:style style:name="P10" style:family="paragraph" style:parent-style-name="Table_20_Contents">
      <style:text-properties fo:font-weight="bold" officeooo:rsid="000bdd8f" officeooo:paragraph-rsid="000bdd8f" fo:background-color="#fff200" style:font-weight-asian="bold" style:font-weight-complex="bold"/>
    </style:style>
    <style:style style:name="T1" style:family="text">
      <style:text-properties officeooo:rsid="0012de47"/>
    </style:style>
    <style:style style:name="T2" style:family="text">
      <style:text-properties officeooo:rsid="000d0c34"/>
    </style:style>
    <style:style style:name="T3" style:family="text">
      <style:text-properties officeooo:rsid="000874cc"/>
    </style:style>
    <style:style style:name="T4" style:family="text">
      <style:text-properties officeooo:rsid="0011bd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Cases" table:style-name="useCases">
        <table:table-column table:style-name="useCases.A" table:number-columns-repeated="3"/>
        <table:table-column table:style-name="useCases.D"/>
        <table:table-row>
          <table:table-cell table:style-name="useCases.A1" office:value-type="string">
            <text:p text:style-name="P3">ID</text:p>
          </table:table-cell>
          <table:table-cell table:style-name="useCases.A1" office:value-type="string">
            <text:p text:style-name="P3">Use-Cases</text:p>
          </table:table-cell>
          <table:table-cell table:style-name="useCases.A1" office:value-type="string">
            <text:p text:style-name="P3">User/Actors</text:p>
          </table:table-cell>
          <table:table-cell table:style-name="useCases.D1" office:value-type="string">
            <text:p text:style-name="P3">Brief use-case description</text:p>
          </table:table-cell>
        </table:table-row>
        <table:table-row>
          <table:table-cell table:style-name="useCases.A2" office:value-type="string">
            <text:p text:style-name="P10">1</text:p>
          </table:table-cell>
          <table:table-cell table:style-name="useCases.A2" office:value-type="string">
            <text:p text:style-name="P8">Create account</text:p>
          </table:table-cell>
          <table:table-cell table:style-name="useCases.A2" office:value-type="string">
            <text:p text:style-name="P7"><text:span text:style-name="T4">Host</text:span>, <text:span text:style-name="T2">Listener</text:span></text:p>
          </table:table-cell>
          <table:table-cell table:style-name="useCases.D2" office:value-type="string">
            <text:p text:style-name="P8">Users enter nicknames</text:p>
          </table:table-cell>
        </table:table-row>
        <table:table-row>
          <table:table-cell table:style-name="useCases.A2" office:value-type="string">
            <text:p text:style-name="P3">2</text:p>
          </table:table-cell>
          <table:table-cell table:style-name="useCases.A2" office:value-type="string">
            <text:p text:style-name="P5">Choose genre</text:p>
          </table:table-cell>
          <table:table-cell table:style-name="useCases.A2" office:value-type="string">
            <text:p text:style-name="P3">Host</text:p>
          </table:table-cell>
          <table:table-cell table:style-name="useCases.D2" office:value-type="string">
            <text:p text:style-name="P5">User enter genre term and genre criteria</text:p>
          </table:table-cell>
        </table:table-row>
        <table:table-row>
          <table:table-cell table:style-name="useCases.A2" office:value-type="string">
            <text:p text:style-name="P10">3</text:p>
          </table:table-cell>
          <table:table-cell table:style-name="useCases.A2" office:value-type="string">
            <text:p text:style-name="P8">Search songs</text:p>
          </table:table-cell>
          <table:table-cell table:style-name="useCases.A2" office:value-type="string">
            <text:p text:style-name="P7">Host, <text:span text:style-name="T2">Listener</text:span></text:p>
          </table:table-cell>
          <table:table-cell table:style-name="useCases.D2" office:value-type="string">
            <text:p text:style-name="P8">User enter search term and search criteria, the system searches for matches in the database and returns items matching query.</text:p>
          </table:table-cell>
        </table:table-row>
        <table:table-row>
          <table:table-cell table:style-name="useCases.A2" office:value-type="string">
            <text:p text:style-name="P3">4</text:p>
          </table:table-cell>
          <table:table-cell table:style-name="useCases.A2" office:value-type="string">
            <text:p text:style-name="P4">Vote on queued songs</text:p>
          </table:table-cell>
          <table:table-cell table:style-name="useCases.A2" office:value-type="string">
            <text:p text:style-name="P5">Host, Listener</text:p>
          </table:table-cell>
          <table:table-cell table:style-name="useCases.D2" office:value-type="string">
            <text:p text:style-name="P5">User chooses to <text:s/>increment/decrement songs based on preference</text:p>
          </table:table-cell>
        </table:table-row>
        <table:table-row>
          <table:table-cell table:style-name="useCases.A2" office:value-type="string">
            <text:p text:style-name="P3">5</text:p>
          </table:table-cell>
          <table:table-cell table:style-name="useCases.A2" office:value-type="string">
            <text:p text:style-name="P5">Enter trick mode</text:p>
          </table:table-cell>
          <table:table-cell table:style-name="useCases.A2" office:value-type="string">
            <text:p text:style-name="P5">Host</text:p>
          </table:table-cell>
          <table:table-cell table:style-name="useCases.D2" office:value-type="string">
            <text:p text:style-name="P5">Shows <text:span text:style-name="T3">lyrics for another song with matching BPM to play instead of queued song</text:span></text:p>
          </table:table-cell>
        </table:table-row>
        <table:table-row>
          <table:table-cell table:style-name="useCases.A2" office:value-type="string">
            <text:p text:style-name="P3">6</text:p>
          </table:table-cell>
          <table:table-cell table:style-name="useCases.A2" office:value-type="string">
            <text:p text:style-name="P6">Host bans user</text:p>
          </table:table-cell>
          <table:table-cell table:style-name="useCases.A2" office:value-type="string">
            <text:p text:style-name="P6">Host</text:p>
          </table:table-cell>
          <table:table-cell table:style-name="useCases.D2" office:value-type="string">
            <text:p text:style-name="P6">Host chooses user to ban and then bans them from the room</text:p>
          </table:table-cell>
        </table:table-row>
        <table:table-row>
          <table:table-cell table:style-name="useCases.A2" office:value-type="string">
            <text:p text:style-name="P3">7</text:p>
          </table:table-cell>
          <table:table-cell table:style-name="useCases.A2" office:value-type="string">
            <text:p text:style-name="P6">Host bans song</text:p>
          </table:table-cell>
          <table:table-cell table:style-name="useCases.A2" office:value-type="string">
            <text:p text:style-name="P6">Host</text:p>
          </table:table-cell>
          <table:table-cell table:style-name="useCases.D2" office:value-type="string">
            <text:p text:style-name="P6">Host chooses to stop current song from </text:p>
          </table:table-cell>
        </table:table-row>
        <table:table-row>
          <table:table-cell table:style-name="useCases.A2" office:value-type="string">
            <text:p text:style-name="P10">8</text:p>
          </table:table-cell>
          <table:table-cell table:style-name="useCases.A2" office:value-type="string">
            <text:p text:style-name="P9">Play song in queue</text:p>
          </table:table-cell>
          <table:table-cell table:style-name="useCases.A2" office:value-type="string">
            <text:p text:style-name="P9">System <text:span text:style-name="T4">AI DJ</text:span></text:p>
          </table:table-cell>
          <table:table-cell table:style-name="useCases.D2" office:value-type="string">
            <text:p text:style-name="P9">Play song based on highest vote. If no song is queued then play related song. If no related song play meme songs (<text:span text:style-name="T3">BABY SHARK, My horse is amazing, Mia Kalifa, Take on Me, Rick Roll, Jeopardy Theme (all sped up)</text:span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c6a7" officeooo:paragraph-rsid="0010c6a7"/>
    </style:style>
    <style:style style:name="MP2" style:family="paragraph" style:parent-style-name="Header">
      <style:text-properties officeooo:rsid="0012de47" officeooo:paragraph-rsid="0012de47"/>
    </style:style>
    <style:style style:name="MT1" style:family="text">
      <style:text-properties officeooo:rsid="0012de4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EAM F - “<text:span text:style-name="MT1">Jukebox”</text:span></text:p>
        <text:p text:style-name="MP2">Use Cas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5:14:50.023541762</meta:creation-date>
    <meta:editing-duration>PT9M45S</meta:editing-duration>
    <meta:editing-cycles>5</meta:editing-cycles>
    <meta:generator>LibreOffice/6.0.7.3$Linux_X86_64 LibreOffice_project/00m0$Build-3</meta:generator>
    <dc:date>2019-02-27T16:00:23.138043065</dc:date>
    <meta:document-statistic meta:table-count="1" meta:image-count="0" meta:object-count="0" meta:page-count="1" meta:paragraph-count="38" meta:word-count="167" meta:character-count="906" meta:non-whitespace-character-count="775"/>
  </office:meta>
</office:document-meta>
</file>